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64009709B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773cm"/>
    </style:style>
    <style:style style:name="pr2" style:family="presentation" style:parent-style-name="Padrão-subtitle">
      <style:graphic-properties draw:fill-color="#ffffff" draw:auto-grow-height="true" fo:min-height="1.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506cm"/>
    </style:style>
    <style:style style:name="pr5" style:family="presentation" style:parent-style-name="Padrão-outline1">
      <style:graphic-properties draw:textarea-vertical-align="middle"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style:font-name="Impact" fo:font-size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style:font-name="Impact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style:font-name="Impact"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text-properties fo:color="#ff0000" style:font-name="Impac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Candara" fo:text-shadow="1pt 1pt" fo:font-weight="bold" style:font-weight-asian="bold" style:font-weight-complex="bold"/>
    </style:style>
    <style:style style:name="P10" style:family="paragraph">
      <style:paragraph-properties fo:text-align="center"/>
      <style:text-properties style:font-name="Candara" fo:font-size="26pt" fo:text-shadow="1pt 1pt" fo:font-weight="bold" style:font-size-asian="26pt" style:font-weight-asian="bold" style:font-size-complex="26pt" style:font-weight-complex="bold"/>
    </style:style>
    <style:style style:name="T1" style:family="text">
      <style:text-properties style:font-name="Impact" fo:font-size="130pt" style:font-size-asian="130pt" style:font-size-complex="130pt"/>
    </style:style>
    <style:style style:name="T2" style:family="text">
      <style:text-properties style:font-name="Impact" fo:font-size="32pt"/>
    </style:style>
    <style:style style:name="T3" style:family="text">
      <style:text-properties style:font-name="Impact" fo:font-size="32pt" style:font-size-asian="32pt" style:font-size-complex="32pt"/>
    </style:style>
    <style:style style:name="T4" style:family="text">
      <style:text-properties style:font-name="Impact" fo:font-size="22pt" style:font-size-asian="22pt" style:font-size-complex="22pt"/>
    </style:style>
    <style:style style:name="T5" style:family="text">
      <style:text-properties style:font-name="Impact"/>
    </style:style>
    <style:style style:name="T6" style:family="text">
      <style:text-properties style:font-name="Candara" fo:text-shadow="1pt 1pt" fo:font-weight="bold" style:font-weight-asian="bold" style:font-weight-complex="bold"/>
    </style:style>
    <style:style style:name="T7" style:family="text">
      <style:text-properties style:font-name="Candara" fo:font-size="26pt" fo:text-shadow="1pt 1pt" fo:font-weight="bold" style:font-size-asian="26pt" style:font-weight-asian="bold" style:font-size-complex="26pt" style:font-weight-complex="bold"/>
    </style:style>
    <style:style style:name="T8" style:family="text">
      <style:text-properties fo:color="#ffff66" style:font-name="Candara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AngularJs</text:span></text:p>
            <text:p><text:span text:style-name="T2">Iniciante ao Intermediário – aula 2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Qual editor de texto ou IDE usar?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6">A que você estiver mais acostumado.</text:span></text:p>
            <text:p text:style-name="P8"><text:span text:style-name="T6">Eu vou usar o Sublime Text 3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7" draw:layer="layout" svg:width="25.199cm" svg:height="2.506cm" svg:x="1.406cm" svg:y="2.2cm" presentation:class="title" presentation:user-transformed="true">
          <draw:text-box>
            <text:p><text:span text:style-name="T5">Quais plugins você usa?</text:span></text:p>
          </draw:text-box>
        </draw:frame>
        <draw:frame presentation:style-name="pr5" draw:text-style-name="P10" draw:layer="layout" svg:width="25.199cm" svg:height="13.859cm" svg:x="1.406cm" svg:y="5.277cm" presentation:class="outline" presentation:user-transformed="true">
          <draw:text-box>
            <text:p text:style-name="P8"><text:span text:style-name="T7">Para instalar o plugin que eu uso vá em</text:span><text:span text:style-name="T7"><text:line-break/></text:span><text:span text:style-name="T7">Preferences &gt; Package Control &gt; Instal Package</text:span></text:p>
            <text:p text:style-name="P8"><text:span text:style-name="T7"/></text:p>
            <text:p text:style-name="P8"><text:span text:style-name="T7">Pesquise por AngularJs</text:span></text:p>
            <text:p text:style-name="P8"><text:span text:style-name="T7">Um dos primeiros resultados terá o seguinte endereço do git:</text:span><text:span text:style-name="T7"><text:line-break/></text:span><text:span text:style-name="T7">github.com/angular-ui/AngularJs-sublime-package</text:span></text:p>
            <text:p text:style-name="P8"><text:span text:style-name="T7">A minha versão do plugin é a 1.2.1</text:span></text:p>
          </draw:text-box>
        </draw:frame>
        <draw:frame presentation:style-name="pr2" draw:text-style-name="P3" draw:layer="layout" svg:width="17.6cm" svg:height="1.4cm" svg:x="0.806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12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7" draw:layer="layout" svg:width="25.199cm" svg:height="2.506cm" svg:x="1.406cm" svg:y="2.2cm" presentation:class="title" presentation:user-transformed="true">
          <draw:text-box>
            <text:p><text:span text:style-name="T5">Só isso?</text:span></text:p>
          </draw:text-box>
        </draw:frame>
        <draw:frame presentation:style-name="pr5" draw:text-style-name="P9" draw:layer="layout" svg:width="25.199cm" svg:height="13.859cm" svg:x="1.406cm" svg:y="5.277cm" presentation:class="outline" presentation:user-transformed="true">
          <draw:text-box>
            <text:p text:style-name="P8"><text:span text:style-name="T6">Não, eu também uso o Emmet, para gerar HTML, você pode instalar o plugin seguindo o mesmo passo do anterior, mas pesquise por “Emmet” (antigo Zen Conding).</text:span></text:p>
          </draw:text-box>
        </draw:frame>
        <draw:frame presentation:style-name="pr2" draw:text-style-name="P3" draw:layer="layout" svg:width="17.6cm" svg:height="1.4cm" svg:x="0.806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12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7" draw:layer="layout" svg:width="25.199cm" svg:height="2.506cm" svg:x="1.406cm" svg:y="2.2cm" presentation:class="title" presentation:user-transformed="true">
          <draw:text-box>
            <text:p><text:span text:style-name="T5">E o servidor</text:span></text:p>
          </draw:text-box>
        </draw:frame>
        <draw:frame presentation:style-name="pr5" draw:text-style-name="P9" draw:layer="layout" svg:width="25.199cm" svg:height="13.859cm" svg:x="1.406cm" svg:y="5.277cm" presentation:class="outline" presentation:user-transformed="true">
          <draw:text-box>
            <text:p text:style-name="P8"><text:span text:style-name="T6">Eu uso o PHP Built-in server, mas isso não vai fazer tanta diferença, né, quem vai renderizar tudo é o navegador.</text:span></text:p>
          </draw:text-box>
        </draw:frame>
        <draw:frame presentation:style-name="pr2" draw:text-style-name="P3" draw:layer="layout" svg:width="17.6cm" svg:height="1.4cm" svg:x="0.806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12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7" draw:layer="layout" svg:width="25.199cm" svg:height="2.506cm" svg:x="1.406cm" svg:y="2.2cm" presentation:class="title" presentation:user-transformed="true">
          <draw:text-box>
            <text:p><text:span text:style-name="T5">Navegador</text:span></text:p>
          </draw:text-box>
        </draw:frame>
        <draw:frame presentation:style-name="pr5" draw:text-style-name="P9" draw:layer="layout" svg:width="25.199cm" svg:height="13.859cm" svg:x="1.406cm" svg:y="5.277cm" presentation:class="outline" presentation:user-transformed="true">
          <draw:text-box>
            <text:p text:style-name="P8"><text:span text:style-name="T6">Por falar em navegador, estou usando o Google Chrome.</text:span></text:p>
          </draw:text-box>
        </draw:frame>
        <draw:frame presentation:style-name="pr2" draw:text-style-name="P3" draw:layer="layout" svg:width="17.6cm" svg:height="1.4cm" svg:x="0.806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12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7" draw:layer="layout" svg:width="25.199cm" svg:height="2.506cm" svg:x="1.406cm" svg:y="2.2cm" presentation:class="title" presentation:user-transformed="true">
          <draw:text-box>
            <text:p><text:span text:style-name="T5">Próximo passo</text:span></text:p>
          </draw:text-box>
        </draw:frame>
        <draw:frame presentation:style-name="pr5" draw:text-style-name="P9" draw:layer="layout" svg:width="25.199cm" svg:height="13.859cm" svg:x="1.406cm" svg:y="5.277cm" presentation:class="outline" presentation:user-transformed="true">
          <draw:text-box>
            <text:p text:style-name="P8"><text:span text:style-name="T6">Agora sim, vamos ao código.</text:span></text:p>
          </draw:text-box>
        </draw:frame>
        <draw:frame presentation:style-name="pr2" draw:text-style-name="P3" draw:layer="layout" svg:width="17.6cm" svg:height="1.4cm" svg:x="0.806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12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7" draw:layer="layout" svg:width="25.199cm" svg:height="2.506cm" svg:x="1.412cm" svg:y="2.2cm" presentation:class="title" presentation:user-transformed="true">
          <draw:text-box>
            <text:p><text:span text:style-name="T5">Mãos na massa</text:span></text:p>
          </draw:text-box>
        </draw:frame>
        <draw:frame presentation:style-name="pr5" draw:text-style-name="P9" draw:layer="layout" svg:width="25.199cm" svg:height="13.859cm" svg:x="1.412cm" svg:y="5.277cm" presentation:class="outline" presentation:user-transformed="true">
          <draw:text-box>
            <text:p text:style-name="P8"><text:span text:style-name="T6">Acesse:</text:span><text:span text:style-name="T8"> </text:span><text:span text:style-name="T8"><text:a xlink:href="http://www.angularjs.org/" xlink:type="simple">www.angularjs.org</text:a></text:span></text:p>
            <text:p text:style-name="P8"><text:span text:style-name="T6"/></text:p>
            <text:p text:style-name="P8"><text:span text:style-name="T6">E vamos lá!!!</text:span></text:p>
          </draw:text-box>
        </draw:frame>
        <draw:frame presentation:style-name="pr2" draw:text-style-name="P3" draw:layer="layout" svg:width="17.6cm" svg:height="1.4cm" svg:x="0.812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18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A000000064009709B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Figueiredo</meta:initial-creator>
    <meta:creation-date>2015-03-23T17:54:36.26</meta:creation-date>
    <meta:editing-duration>PT22M15S</meta:editing-duration>
    <meta:editing-cycles>6</meta:editing-cycles>
    <dc:date>2015-08-21T09:22:53.123471659</dc:date>
    <meta:generator>LibreOffice/4.4.2.2$Linux_X86_64 LibreOffice_project/40m0$Build-2</meta:generator>
    <meta:document-statistic meta:object-count="68"/>
  </office:meta>
</office:document-meta>
</file>